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d1ff2" officeooo:paragraph-rsid="000d1ff2"/>
    </style:style>
    <style:style style:name="P2" style:family="paragraph" style:parent-style-name="Standard">
      <style:text-properties style:font-name="Liberation Serif" officeooo:rsid="000d1ff2" officeooo:paragraph-rsid="0017d5d3"/>
    </style:style>
    <style:style style:name="P3" style:family="paragraph" style:parent-style-name="Standard">
      <style:text-properties style:font-name="Liberation Serif" officeooo:rsid="000d1ff2" officeooo:paragraph-rsid="001a4784"/>
    </style:style>
    <style:style style:name="P4" style:family="paragraph" style:parent-style-name="Standard">
      <style:text-properties style:font-name="Liberation Serif" officeooo:paragraph-rsid="000d1ff2"/>
    </style:style>
    <style:style style:name="P5" style:family="paragraph" style:parent-style-name="Standard">
      <style:text-properties style:font-name="Liberation Serif" fo:font-weight="bold" officeooo:rsid="000d1ff2" officeooo:paragraph-rsid="000fb446" style:font-weight-asian="bold" style:font-weight-complex="bold"/>
    </style:style>
    <style:style style:name="P6" style:family="paragraph" style:parent-style-name="Standard">
      <style:text-properties style:font-name="Liberation Serif" fo:font-weight="bold" officeooo:paragraph-rsid="000fb446" style:font-weight-asian="bold" style:font-weight-complex="bold"/>
    </style:style>
    <style:style style:name="P7" style:family="paragraph" style:parent-style-name="Standard">
      <style:text-properties style:font-name="Liberation Serif" officeooo:paragraph-rsid="000fb446"/>
    </style:style>
    <style:style style:name="P8" style:family="paragraph" style:parent-style-name="Standard">
      <style:text-properties style:font-name="Liberation Serif" officeooo:rsid="0025cc69" officeooo:paragraph-rsid="0025cc69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officeooo:paragraph-rsid="000d1ff2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-0.18cm 0.18cm"/>
      <style:text-properties style:font-name="Liberation Serif" fo:font-weight="bold" officeooo:rsid="000d1ff2" officeooo:paragraph-rsid="000d1ff2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17d5d3" officeooo:paragraph-rsid="0017d5d3" style:font-weight-asian="bold" style:font-weight-complex="bold"/>
    </style:style>
    <style:style style:name="P12" style:family="paragraph" style:parent-style-name="Standard">
      <style:text-properties style:font-name="Liberation Serif" fo:font-weight="bold" officeooo:paragraph-rsid="000fb446" style:font-weight-asian="bold" style:font-weight-complex="bold"/>
    </style:style>
    <style:style style:name="P13" style:family="paragraph" style:parent-style-name="Standard">
      <style:text-properties style:font-name="Liberation Serif" officeooo:rsid="000d1ff2" officeooo:paragraph-rsid="002a1d56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paragraph-rsid="0022e86c"/>
    </style:style>
    <style:style style:name="T1" style:family="text">
      <style:text-properties officeooo:rsid="000d1ff2"/>
    </style:style>
    <style:style style:name="T2" style:family="text">
      <style:text-properties officeooo:rsid="000fb446"/>
    </style:style>
    <style:style style:name="T3" style:family="text">
      <style:text-properties officeooo:rsid="001455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d5d3" style:font-weight-asian="bold" style:font-weight-complex="bold"/>
    </style:style>
    <style:style style:name="T6" style:family="text">
      <style:text-properties fo:font-weight="bold" officeooo:rsid="000d1ff2" style:font-weight-asian="bold" style:font-weight-complex="bold"/>
    </style:style>
    <style:style style:name="T7" style:family="text">
      <style:text-properties fo:font-weight="bold" officeooo:rsid="000fb446" style:font-name-asian="Liberation Serif1" style:font-weight-asian="bold" style:font-name-complex="Liberation Serif1" style:font-weight-complex="bold"/>
    </style:style>
    <style:style style:name="T8" style:family="text">
      <style:text-properties officeooo:rsid="0015ffbd"/>
    </style:style>
    <style:style style:name="T9" style:family="text">
      <style:text-properties officeooo:rsid="001a4784"/>
    </style:style>
    <style:style style:name="T10" style:family="text">
      <style:text-properties officeooo:rsid="000fb446" style:font-name-asian="Liberation Serif1" style:font-name-complex="Liberation Serif1"/>
    </style:style>
    <style:style style:name="T1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2" style:family="text">
      <style:text-properties officeooo:rsid="002ab46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<text:span text:style-name="T8">Répartition des 800</text:span> points au brevet</text:p>
      <text:p text:style-name="P10"/>
      <text:p text:style-name="P1"/>
      <text:p text:style-name="P4"><text:span text:style-name="T7">■ </text:span><text:span text:style-name="T6">400 points<text:tab/><text:tab/>8 parcours (50 points par parcours)</text:span></text:p>
      <text:list xml:id="list3575254403" text:style-name="L1">
        <text:list-item>
          <text:p text:style-name="P16"><text:span text:style-name="Strong_20_Emphasis"><text:span text:style-name="T11">Comprendre, s'exprimer en utilisant la langue française à l'oral et à l'écrit </text:span></text:span></text:p>
        </text:list-item>
        <text:list-item>
          <text:p text:style-name="P15"><text:span text:style-name="Strong_20_Emphasis"><text:span text:style-name="T11">Comprendre, s'exprimer en utilisant une langue étrangère et, le cas échéant, une langue régionale</text:span></text:span><text:span text:style-name="T11"> </text:span></text:p>
        </text:list-item>
        <text:list-item>
          <text:p text:style-name="P15"><text:span text:style-name="Strong_20_Emphasis"><text:span text:style-name="T11">Comprendre, s'exprimer en utilisant les langages mathématiques, scientifiques et informatiques</text:span></text:span><text:span text:style-name="T11"> </text:span></text:p>
        </text:list-item>
        <text:list-item>
          <text:p text:style-name="P15"><text:span text:style-name="Strong_20_Emphasis"><text:span text:style-name="T11">Comprendre, s'exprimer en utilisant les langages des arts et du corps</text:span></text:span><text:span text:style-name="T11"> </text:span></text:p>
        </text:list-item>
        <text:list-item>
          <text:p text:style-name="P15"><text:span text:style-name="Strong_20_Emphasis"><text:span text:style-name="T11">Les méthodes et outils pour apprendre</text:span></text:span><text:span text:style-name="T11"> </text:span></text:p>
        </text:list-item>
        <text:list-item>
          <text:p text:style-name="P15"><text:span text:style-name="Strong_20_Emphasis"><text:span text:style-name="T11">La formation de la personne et du citoyen</text:span></text:span><text:span text:style-name="T11"> </text:span></text:p>
        </text:list-item>
        <text:list-item>
          <text:p text:style-name="P15"><text:span text:style-name="Strong_20_Emphasis"><text:span text:style-name="T11">Les systèmes naturels et les systèmes techniques</text:span></text:span><text:span text:style-name="T11"> </text:span></text:p>
        </text:list-item>
        <text:list-item>
          <text:p text:style-name="P14"><text:span text:style-name="Strong_20_Emphasis"><text:span text:style-name="T11">Les représentations du monde et l'activité humaine</text:span></text:span><text:span text:style-name="T11"> </text:span></text:p>
        </text:list-item>
      </text:list>
      <text:p text:style-name="P1"><text:tab/><text:span text:style-name="T2">pour chaque parcours, une note sur 50 :</text:span></text:p>
      <text:p text:style-name="P1"><text:tab/><text:span text:style-name="T2">10 points <text:tab/><text:tab/>maîtrise insuffisante</text:span></text:p>
      <text:p text:style-name="P1"><text:tab/><text:span text:style-name="T2">25 points<text:tab/><text:tab/>maîtrise fragile</text:span></text:p>
      <text:p text:style-name="P1"><text:tab/><text:span text:style-name="T2">40 points<text:tab/><text:tab/>maîtrise satisfaisante</text:span></text:p>
      <text:p text:style-name="P1"><text:tab/><text:span text:style-name="T2">50 points<text:tab/><text:tab/>très bonne maîtrise</text:span></text:p>
      <text:p text:style-name="P1"/>
      <text:p text:style-name="P5"><text:span text:style-name="T10">■ </text:span>100 points<text:tab/><text:tab/>épreuve orale</text:p>
      <text:p text:style-name="P5"/>
      <text:p text:style-name="P5"><text:span text:style-name="T10">■ </text:span>100 points<text:tab/><text:tab/>français</text:p>
      <text:p text:style-name="P1"><text:tab/><text:span text:style-name="T3">50 points<text:tab/>questions sur le texte</text:span></text:p>
      <text:p text:style-name="P1"><text:tab/><text:span text:style-name="T3">10 points<text:tab/>dictée</text:span></text:p>
      <text:p text:style-name="P1"><text:tab/><text:span text:style-name="T3">40 points<text:tab/>rédaction</text:span></text:p>
      <text:p text:style-name="P1"/>
      <text:p text:style-name="P2"><text:span text:style-name="T7">■ </text:span><text:span text:style-name="T4">100 points<text:tab/><text:tab/></text:span><text:span text:style-name="T5">mathématiques</text:span></text:p>
      <text:p text:style-name="P11"/>
      <text:p text:style-name="P7"><text:span text:style-name="T7">■ </text:span><text:span text:style-name="T6">50 points<text:tab/><text:tab/></text:span><text:span text:style-name="T4">l’histoire géographie et enseignement moral et civique</text:span></text:p>
      <text:p text:style-name="P6"/>
      <text:p text:style-name="P6"><text:span text:style-name="T10">■ </text:span><text:span text:style-name="T1">50 points<text:tab/><text:tab/></text:span>l<text:span text:style-name="T1">e</text:span>s sciences (physique-chimie, SVT, technologie)</text:p>
      <text:p text:style-name="P4"/>
      <text:p text:style-name="P9"/>
      <text:p text:style-name="P4"/>
      <text:p text:style-name="P8"><text:span text:style-name="T4">Résultats et mentions </text:span>:</text:p>
      <text:p text:style-name="P8"/>
      <text:p text:style-name="P13"><text:span text:style-name="T12">00</text:span>0 → 399,99<text:tab/><text:tab/>vous n’avez pas le brevet</text:p>
      <text:p text:style-name="P1"/>
      <text:p text:style-name="P13">400 → 479,99<text:tab/><text:tab/>vous avez le brevet sans mention</text:p>
      <text:p text:style-name="P3"/>
      <text:p text:style-name="P13">480 → 559,99<text:tab/><text:tab/>vous avez le brevet avec mention assez bien</text:p>
      <text:p text:style-name="P3"/>
      <text:p text:style-name="P13">560 → 639,99<text:tab/><text:tab/>vous avez le brevet avec mention bien</text:p>
      <text:p text:style-name="P3"/>
      <text:p text:style-name="P13">640 → 800<text:tab/><text:tab/>vous avez le brevet avec mention très b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2:57:41.893523712</meta:creation-date>
    <dc:date>2020-09-02T16:51:35.692518807</dc:date>
    <meta:editing-duration>PT17M55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19" meta:character-count="1324" meta:non-whitespace-character-count="1110"/>
  </office:meta>
</office:document-meta>
</file>